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D0000007D016A7E88FD3573829.png" manifest:media-type="image/png"/>
  <manifest:file-entry manifest:full-path="Pictures/10000000000000E1000000E135FDE083F036D33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320" draw:textarea-horizontal-align="justify" draw:textarea-vertical-align="middle" draw:auto-grow-height="false" fo:min-height="1.65cm" fo:min-width="4.3cm"/>
    </style:style>
    <style:style style:name="gr2" style:family="graphic" style:parent-style-name="standard">
      <style:graphic-properties draw:textarea-horizontal-align="justify" draw:textarea-vertical-align="middle" draw:auto-grow-height="false" fo:min-height="1.55cm" fo:min-width="4.2cm"/>
    </style:style>
    <style:style style:name="gr3" style:family="graphic" style:parent-style-name="standard">
      <style:graphic-properties draw:textarea-horizontal-align="justify" draw:textarea-vertical-align="middle" draw:auto-grow-height="false" fo:min-height="1.6cm" fo:min-width="2.4cm"/>
    </style:style>
    <style:style style:name="gr4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3.75cm" fo:min-width="10.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opacity="0%" draw:textarea-horizontal-align="justify" draw:textarea-vertical-align="middle" draw:auto-grow-height="false" fo:min-height="17.05cm" fo:min-width="17.3cm" draw:shadow-opacity="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1.25cm" fo:min-width="4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12cm" fo:min-width="0cm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d32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3" draw:id="id3" draw:layer="layout" svg:width="4.8cm" svg:height="1.9cm" svg:x="2.8cm" svg:y="2.5cm">
          <text:p text:style-name="P1">AS400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4.7cm" svg:height="1.8cm" svg:x="13.2cm" svg:y="2.5cm">
          <text:p text:style-name="P1">MariaDB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5.8cm" svg:height="3.7cm" svg:x="7.6cm" svg:y="7cm">
          <text:p text:style-name="P1">Hiberna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1" draw:layer="layout" svg:width="4.167cm" svg:height="4.167cm" svg:x="8.3cm" svg:y="23.933cm">
          <draw:image xlink:href="Pictures/10000201000007D0000007D016A7E88FD3573829.png" xlink:type="simple" xlink:show="embed" xlink:actuate="onLoad">
            <text:p/>
          </draw:image>
        </draw:frame>
        <draw:custom-shape draw:style-name="gr5" draw:text-style-name="P1" draw:layer="layout" svg:width="10.6cm" svg:height="4cm" svg:x="5.1cm" svg:y="18.2cm">
          <text:p text:style-name="P1">Liferay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0.4cm" svg:y1="22.2cm" svg:x2="10.4cm" svg:y2="24.2cm">
          <text:p/>
        </draw:line>
        <draw:frame draw:style-name="gr4" draw:text-style-name="P1" draw:layer="layout" svg:width="2.444cm" svg:height="2.444cm" svg:x="3.3cm" svg:y="9.656cm">
          <draw:image xlink:href="Pictures/10000000000000E1000000E135FDE083F036D337.png" xlink:type="simple" xlink:show="embed" xlink:actuate="onLoad">
            <text:p/>
          </draw:image>
        </draw:frame>
        <draw:frame draw:style-name="gr4" draw:text-style-name="P1" xml:id="id1" draw:id="id1" draw:layer="layout" svg:width="2.444cm" svg:height="2.444cm" svg:x="15.9cm" svg:y="9.656cm">
          <draw:image xlink:href="Pictures/10000000000000E1000000E135FDE083F036D337.png" xlink:type="simple" xlink:show="embed" xlink:actuate="onLoad">
            <text:p/>
          </draw:image>
        </draw:frame>
        <draw:line draw:style-name="gr6" draw:text-style-name="P3" draw:layer="layout" svg:x1="10.6cm" svg:y1="18.3cm" svg:x2="10.6cm" svg:y2="10.8cm">
          <text:p/>
        </draw:line>
        <draw:custom-shape draw:style-name="gr7" draw:text-style-name="P4" draw:layer="layout" svg:width="17.8cm" svg:height="17.3cm" svg:x="1.6cm" svg:y="6.1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2.547cm" svg:height="0.962cm" svg:x="1.453cm" svg:y="5.2cm">
          <draw:text-box>
            <text:p>Tomcat</text:p>
          </draw:text-box>
        </draw:frame>
        <draw:custom-shape draw:style-name="gr9" draw:text-style-name="P1" xml:id="id2" draw:id="id2" draw:layer="layout" svg:width="4.8cm" svg:height="1.5cm" svg:x="2.3cm" svg:y="13.2cm">
          <text:p text:style-name="P1">GWT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4.5cm" svg:y1="12.1cm" svg:x2="4.5cm" svg:y2="13.4cm">
          <text:p/>
        </draw:line>
        <draw:connector draw:style-name="gr6" draw:text-style-name="P3" draw:layer="layout" draw:line-skew="0.831cm" svg:x1="17.122cm" svg:y1="12.1cm" svg:x2="14.036cm" svg:y2="17.938cm" draw:start-shape="id1" draw:start-glue-point="2" svg:d="M17122 12100v4000h-3086v1838" svg:viewBox="0 0 3087 5839">
          <text:p/>
        </draw:connector>
        <draw:connector draw:style-name="gr6" draw:text-style-name="P3" draw:layer="layout" draw:line-skew="-0.47cm" svg:x1="4.7cm" svg:y1="14.7cm" svg:x2="7.22cm" svg:y2="17.938cm" draw:start-shape="id2" draw:start-glue-point="2" svg:d="M4700 14700v1400h2520v1838" svg:viewBox="0 0 2521 3239">
          <text:p/>
        </draw:connector>
        <draw:frame draw:style-name="gr8" draw:text-style-name="P5" draw:layer="layout" svg:width="3.851cm" svg:height="0.962cm" svg:x="2.6cm" svg:y="8.597cm">
          <draw:text-box>
            <text:p>Portlet Java</text:p>
          </draw:text-box>
        </draw:frame>
        <draw:frame draw:style-name="gr10" draw:text-style-name="P5" draw:layer="layout" svg:width="5.4cm" svg:height="1.2cm" svg:x="13.9cm" svg:y="8.5cm">
          <draw:text-box>
            <text:p>Portlet AngularJS</text:p>
          </draw:text-box>
        </draw:frame>
        <draw:frame draw:style-name="gr8" draw:text-style-name="P5" draw:layer="layout" svg:width="7.064cm" svg:height="0.962cm" svg:x="11cm" svg:y="6.3cm">
          <draw:text-box>
            <text:p>Traduce in oggetti Java</text:p>
          </draw:text-box>
        </draw:frame>
        <draw:frame draw:style-name="gr8" draw:text-style-name="P5" draw:layer="layout" svg:width="2.822cm" svg:height="0.962cm" svg:x="9.278cm" svg:y="13.2cm">
          <draw:text-box>
            <text:p>Dialogo </text:p>
          </draw:text-box>
        </draw:frame>
        <draw:frame draw:style-name="gr11" draw:text-style-name="P5" draw:layer="layout" svg:width="4.2cm" svg:height="2.562cm" svg:x="5.2cm" svg:y="11.5cm">
          <draw:text-box>
            <text:p>Traduzione in Javascript</text:p>
          </draw:text-box>
        </draw:frame>
        <draw:line draw:style-name="gr6" draw:text-style-name="P3" draw:layer="layout" svg:x1="10.3cm" svg:y1="10.8cm" svg:x2="10.3cm" svg:y2="18.2cm">
          <text:p/>
        </draw:line>
        <draw:connector draw:style-name="gr12" draw:text-style-name="P3" draw:layer="layout" draw:type="lines" svg:x1="5.2cm" svg:y1="4.4cm" svg:x2="10.5cm" svg:y2="7cm" draw:start-shape="id3" draw:start-glue-point="2" draw:end-shape="id4" draw:end-glue-point="4" svg:d="M5200 4400v501l5300 1598v501" svg:viewBox="0 0 5301 2601">
          <text:p/>
        </draw:connector>
        <draw:connector draw:style-name="gr12" draw:text-style-name="P3" draw:layer="layout" draw:type="lines" svg:x1="15.55cm" svg:y1="4.3cm" svg:x2="10.5cm" svg:y2="7cm" draw:start-shape="id5" draw:start-glue-point="2" draw:end-shape="id4" draw:end-glue-point="4" svg:d="M15550 4300v501l-5050 1698v501" svg:viewBox="0 0 5051 2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2T17:16:25.926000000</meta:creation-date>
    <dc:date>2018-09-02T17:57:58.828000000</dc:date>
    <meta:editing-duration>PT20M30S</meta:editing-duration>
    <meta:editing-cycles>2</meta:editing-cycles>
    <meta:generator>LibreOffice/5.2.2.2$Windows_X86_64 LibreOffice_project/8f96e87c890bf8fa77463cd4b640a2312823f3ad</meta:generator>
    <meta:document-statistic meta:object-count="23"/>
  </office:meta>
</office:document-meta>
</file>